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draw:fill="solid" draw:fill-color="#3333ff" draw:auto-grow-height="false" fo:min-height="0.749cm" fo:min-width="0.499cm" fo:wrap-option="no-wrap"/>
    </style:style>
    <style:style style:name="gr3" style:family="graphic" style:parent-style-name="standard">
      <style:graphic-properties draw:fill="solid" draw:fill-color="#ff3333" draw:auto-grow-height="false" fo:min-height="0.749cm" fo:min-width="0.499cm" fo:wrap-option="no-wrap"/>
    </style:style>
    <style:style style:name="gr4" style:family="graphic" style:parent-style-name="objectwithoutfill">
      <style:graphic-properties svg:stroke-width="0.203cm" svg:stroke-color="#9900ff" draw:marker-start-width="0.603cm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="solid" draw:fill-color="#9900ff" draw:auto-grow-height="false" fo:min-height="0.749cm" fo:min-width="0.499cm" fo:wrap-option="no-wrap"/>
    </style:style>
    <style:style style:name="gr6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4cm" svg:height="1cm" svg:x="23cm" svg:y="1.5cm">
          <text:p>Set SaveFil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4.5cm" svg:height="3cm" svg:x="22.8cm" svg:y="10cm">
          <text:p>Save Current</text:p>
          <text:p>Matc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.5cm" svg:height="3cm" svg:x="6cm" svg:y="16.1cm">
          <text:p>Blue 1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.5cm" svg:height="3cm" svg:x="6cm" svg:y="13.1cm">
          <text:p>Blue 2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.5cm" svg:height="3cm" svg:x="6cm" svg:y="10.1cm">
          <text:p>Blue 3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.5cm" svg:height="3cm" svg:x="6cm" svg:y="7.1cm">
          <text:p>Blue 4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.5cm" svg:height="3cm" svg:x="6cm" svg:y="4.1cm">
          <text:p>Blue 5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2.5cm" svg:height="3cm" svg:x="15cm" svg:y="13.1cm">
          <text:p>Red 5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2.5cm" svg:height="3cm" svg:x="15cm" svg:y="10.1cm">
          <text:p>Red 4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2.5cm" svg:height="3cm" svg:x="15cm" svg:y="7.1cm">
          <text:p>Red 3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2.5cm" svg:height="3cm" svg:x="15cm" svg:y="4.1cm">
          <text:p>Red 2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2.5cm" svg:height="3cm" svg:x="15cm" svg:y="1.1cm">
          <text:p>Red 1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4" draw:text-style-name="P1" draw:layer="layout" svg:x1="8.5cm" svg:y1="11.5cm" svg:x2="15cm" svg:y2="9cm">
          <text:p/>
        </draw:line>
        <draw:custom-shape draw:style-name="gr5" draw:layer="layout" svg:width="3.5cm" svg:height="3cm" svg:x="10.2cm" svg:y="8.8cm">
          <text:p>Set</text:p>
          <text:p>Audience</text:p>
          <text:p>Defens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4.5cm" svg:height="1cm" svg:x="23cm" svg:y="5cm">
          <text:p>Set End Color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6" draw:text-style-name="P1" draw:layer="layout" svg:x1="1cm" svg:y1="4.1cm" svg:x2="28.7cm" svg:y2="4.1cm">
          <text:p/>
        </draw:line>
        <draw:line draw:style-name="gr6" draw:text-style-name="P1" draw:layer="layout" svg:x1="1cm" svg:y1="7.1cm" svg:x2="28.7cm" svg:y2="7.1cm">
          <text:p/>
        </draw:line>
        <draw:line draw:style-name="gr6" draw:text-style-name="P1" draw:layer="layout" svg:x1="1cm" svg:y1="10.1cm" svg:x2="28.7cm" svg:y2="10.1cm">
          <text:p/>
        </draw:line>
        <draw:line draw:style-name="gr6" draw:text-style-name="P1" draw:layer="layout" svg:x1="1cm" svg:y1="13.1cm" svg:x2="28.7cm" svg:y2="13.1cm">
          <text:p/>
        </draw:line>
        <draw:line draw:style-name="gr6" draw:text-style-name="P1" draw:layer="layout" svg:x1="1cm" svg:y1="16.1cm" svg:x2="28.7cm" svg:y2="16.1cm">
          <text:p/>
        </draw:line>
        <draw:line draw:style-name="gr6" draw:text-style-name="P1" draw:layer="layout" svg:x1="5.5cm" svg:y1="1cm" svg:x2="5.5cm" svg:y2="20cm">
          <text:p/>
        </draw:line>
        <draw:line draw:style-name="gr6" draw:text-style-name="P1" draw:layer="layout" svg:x1="9.5cm" svg:y1="1cm" svg:x2="9.5cm" svg:y2="20cm">
          <text:p/>
        </draw:line>
        <draw:line draw:style-name="gr6" draw:text-style-name="P1" draw:layer="layout" svg:x1="14.5cm" svg:y1="1cm" svg:x2="14.5cm" svg:y2="20cm">
          <text:p/>
        </draw:line>
        <draw:line draw:style-name="gr6" draw:text-style-name="P1" draw:layer="layout" svg:x1="18.2cm" svg:y1="1cm" svg:x2="18.2cm" svg:y2="20cm">
          <text:p/>
        </draw:line>
        <draw:line draw:style-name="gr6" draw:text-style-name="P1" draw:layer="layout" svg:x1="22.5cm" svg:y1="1cm" svg:x2="22.5cm" svg:y2="20cm">
          <text:p/>
        </draw:line>
        <draw:frame draw:style-name="gr7" draw:text-style-name="P2" draw:layer="layout" svg:width="1.383cm" svg:height="0.963cm" svg:x="0.8cm" svg:y="3.322cm">
          <draw:text-box>
            <text:p text:style-name="P2">1,1</text:p>
          </draw:text-box>
        </draw:frame>
        <draw:frame draw:style-name="gr7" draw:text-style-name="P2" draw:layer="layout" svg:width="1.383cm" svg:height="0.963cm" svg:x="22.5cm" svg:y="19cm">
          <draw:text-box>
            <text:p text:style-name="P2">6,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0M11S</meta:editing-duration>
    <meta:editing-cycles>4</meta:editing-cycles>
    <meta:generator>LibreOffice/4.1.2.3$Windows_x86 LibreOffice_project/40b2d7fde7e8d2d7bc5a449dc65df4d08a7dd38</meta:generator>
    <dc:date>2016-02-21T16:26:54.181000000</dc:date>
    <dc:creator>Victoria Cook</dc:creator>
    <meta:document-statistic meta:object-count="27"/>
  </office:meta>
</office:document-meta>
</file>